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aa0" officeooo:paragraph-rsid="00121aa0"/>
    </style:style>
    <style:style style:name="T1" style:family="text">
      <style:text-properties officeooo:rsid="0013bfb9"/>
    </style:style>
    <style:style style:name="T2" style:family="text">
      <style:text-properties officeooo:rsid="00149b00"/>
    </style:style>
    <style:style style:name="T3" style:family="text">
      <style:text-properties officeooo:rsid="00156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aciones: empiezan con “begin;”</text:p>
      <text:p text:style-name="P1"><text:tab/><text:tab/>finaliza con “commit;” cuando termina bien</text:p>
      <text:p text:style-name="P1"><text:tab/><text:tab/>finaliza con “rollback;” cuando termina mal</text:p>
      <text:p text:style-name="P1"><text:tab/>-Hasta que una transacción no termina con un commit no se hace definitiva, con un rollback <text:tab/>la base de datos se vuelve al estado anterior antes de hacer la <text:span text:style-name="T1">transacción</text:span></text:p>
      <text:p text:style-name="P1"/>
      <text:p text:style-name="P1">- <text:span text:style-name="T2">set transaction isolation level serializable (para señalizar que el nivel de la transacción es serializable)</text:span></text:p>
      <text:p text:style-name="P1"/>
      <text:p text:style-name="P1">-<text:span text:style-name="T3">lectura no confirmada: no hay transacciones</text:span></text:p>
      <text:p text:style-name="P1">-<text:span text:style-name="T3">lectura confirmada: transacciones por defecto</text:span></text:p>
      <text:p text:style-name="P1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36:22.802775160</meta:creation-date>
    <dc:date>2017-03-13T15:44:20.874048718</dc:date>
    <meta:editing-duration>PT17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74" meta:character-count="493" meta:non-whitespace-character-count="421"/>
  </office:meta>
</office:document-meta>
</file>